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264" officeooo:paragraph-rsid="00022264"/>
    </style:style>
    <style:style style:name="P2" style:family="paragraph" style:parent-style-name="Standard">
      <style:text-properties fo:font-size="12pt" officeooo:rsid="00022264" officeooo:paragraph-rsid="00022264" style:font-size-asian="10.5pt" style:font-size-complex="12pt"/>
    </style:style>
    <style:style style:name="P3" style:family="paragraph" style:parent-style-name="Standard">
      <style:text-properties fo:font-size="12pt" officeooo:rsid="00022264" officeooo:paragraph-rsid="0003f4ef" style:font-size-asian="10.5pt" style:font-size-complex="12pt"/>
    </style:style>
    <style:style style:name="P4" style:family="paragraph" style:parent-style-name="Standard">
      <style:text-properties fo:font-size="12pt" fo:font-weight="normal" officeooo:rsid="00022264" officeooo:paragraph-rsid="0002226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22264" officeooo:paragraph-rsid="0003f4e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3f4ef" officeooo:paragraph-rsid="0003f4e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3f4ef" officeooo:paragraph-rsid="00066ee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4843d" officeooo:paragraph-rsid="0004843d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paragraph-rsid="0003f4ef"/>
    </style:style>
    <style:style style:name="T1" style:family="text">
      <style:text-properties fo:font-size="17pt" fo:font-weight="bold" style:font-size-asian="17pt" style:font-weight-asian="bold" style:font-size-complex="17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f4ef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04843d"/>
    </style:style>
    <style:style style:name="T6" style:family="text">
      <style:text-properties fo:font-variant="normal" fo:text-transform="none" fo:color="#3c4043" loext:opacity="100%" fo:letter-spacing="normal"/>
    </style:style>
    <style:style style:name="T7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8" style:family="text">
      <style:text-properties fo:font-variant="normal" fo:text-transform="none" fo:color="#3c4043" loext:opacity="100%" fo:font-size="12pt" fo:letter-spacing="normal" fo:font-weight="normal" officeooo:rsid="00022264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fo:font-size="12pt" fo:letter-spacing="normal" fo:font-weight="normal" officeooo:rsid="00022264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22264" style:font-size-asian="10.5pt" style:font-weight-asian="normal" style:font-size-complex="12pt" style:font-weight-complex="normal"/>
    </style:style>
    <style:style style:name="T11" style:family="text">
      <style:text-properties officeooo:rsid="00066eef"/>
    </style:style>
    <style:style style:name="T12" style:family="text">
      <style:text-properties officeooo:rsid="0006ad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leasso Federico<text:tab/><text:tab/><text:tab/><text:tab/><text:tab/>3C<text:tab/><text:tab/><text:tab/><text:tab/><text:tab/>23/3/2022</text:p>
      <text:p text:style-name="P1"/>
      <text:p text:style-name="P1"><text:tab/><text:tab/><text:tab/><text:tab/><text:tab/><text:tab/><text:span text:style-name="T1">Homework</text:span></text:p>
      <text:p text:style-name="P1"><text:span text:style-name="T1"/></text:p>
      <text:p text:style-name="P2"><text:span text:style-name="T2">5 sentences whit </text:span><text:span text:style-name="T4">wish </text:span><text:span text:style-name="T2">(desiderio):</text:span></text:p>
      <text:p text:style-name="P2"><text:span text:style-name="T2"/></text:p>
      <text:p text:style-name="P4">1) I wish poverty ended.</text:p>
      <text:p text:style-name="P4"/>
      <text:p text:style-name="P6">2) I wish there was no more racism.</text:p>
      <text:p text:style-name="P6"/>
      <text:p text:style-name="P6">3) I wish there was more freedom and more happiness.</text:p>
      <text:p text:style-name="P6"/>
      <text:p text:style-name="P6">4) I wish <text:span text:style-name="T5">P</text:span>utin stop<text:span text:style-name="T5">ped</text:span> the invasion.</text:p>
      <text:p text:style-name="P6"/>
      <text:p text:style-name="P6">5) I wish we kept the world cleaner.</text:p>
      <text:p text:style-name="P2"><text:span text:style-name="T2"/></text:p>
      <text:p text:style-name="P3"><text:span text:style-name="T2">5 sentences whit </text:span><text:span text:style-name="T4">wish </text:span><text:span text:style-name="T2">(</text:span><text:span text:style-name="T3">rimpianto</text:span><text:span text:style-name="T2">):</text:span></text:p>
      <text:p text:style-name="P2"><text:span text:style-name="T2"/></text:p>
      <text:p text:style-name="P9"><text:span text:style-name="T10">1) </text:span><text:span text:style-name="T9">I wish Russia hadn't invaded Ukraine.</text:span></text:p>
      <text:p text:style-name="P5"/>
      <text:p text:style-name="P6">2) I wish the price of gas hadn't gone up that much.</text:p>
      <text:p text:style-name="P6"/>
      <text:p text:style-name="P6">3) I wish fewer people had died from the covid.</text:p>
      <text:p text:style-name="P6"/>
      <text:p text:style-name="P7">4) I wish fewer people had died from the <text:span text:style-name="T11">war</text:span>.</text:p>
      <text:p text:style-name="P6"/>
      <text:p text:style-name="P8">5) I wish we had <text:span text:style-name="T12">realized</text:span> the male we made to Earth earli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5:44:57.976705475</meta:creation-date>
    <dc:date>2022-03-23T16:17:03.879871214</dc:date>
    <meta:editing-duration>PT11M34S</meta:editing-duration>
    <meta:editing-cycles>3</meta:editing-cycles>
    <meta:generator>LibreOffice/7.1.7.2$Linux_X86_64 LibreOffice_project/10$Build-2</meta:generator>
    <meta:document-statistic meta:table-count="0" meta:image-count="0" meta:object-count="0" meta:page-count="1" meta:paragraph-count="14" meta:word-count="105" meta:character-count="548" meta:non-whitespace-character-count="443"/>
  </office:meta>
</office:document-meta>
</file>